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officeooo:rsid="00097c94" officeooo:paragraph-rsid="00097c94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paragraph-rsid="0009ca8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none" fo:font-weight="bold" officeooo:rsid="0009dc43" officeooo:paragraph-rsid="0009dc4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officeooo:rsid="0009dc43" officeooo:paragraph-rsid="000b8078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none" fo:font-weight="bold" officeooo:rsid="000b8078" officeooo:paragraph-rsid="000b807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20pt" style:text-underline-style="none" fo:font-weight="normal" officeooo:rsid="0009ca8f" officeooo:paragraph-rsid="0009ca8f" style:font-size-asian="17.5pt" style:font-weight-asian="normal" style:font-size-complex="20pt" style:font-weight-complex="normal"/>
    </style:style>
    <style:style style:name="P13" style:family="paragraph" style:parent-style-name="Standard">
      <style:text-properties officeooo:paragraph-rsid="000c73da"/>
    </style:style>
    <style:style style:name="P14" style:family="paragraph" style:parent-style-name="Standard">
      <style:text-properties officeooo:rsid="000c73da" officeooo:paragraph-rsid="000c73da"/>
    </style:style>
    <style:style style:name="P15" style:family="paragraph" style:parent-style-name="Standard">
      <style:text-properties officeooo:paragraph-rsid="000cc832"/>
    </style:style>
    <style:style style:name="P16" style:family="paragraph" style:parent-style-name="Standard">
      <style:text-properties officeooo:rsid="000cc832" officeooo:paragraph-rsid="000cc8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3da" style:font-weight-asian="bold" style:font-weight-complex="bold"/>
    </style:style>
    <style:style style:name="T3" style:family="text">
      <style:text-properties officeooo:rsid="00097c9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9ca8f"/>
    </style:style>
    <style:style style:name="T6" style:family="text">
      <style:text-properties officeooo:rsid="000b8078"/>
    </style:style>
    <style:style style:name="T7" style:family="text">
      <style:text-properties fo:font-weight="normal" officeooo:rsid="000c73da" style:font-weight-asian="normal" style:font-weight-complex="normal"/>
    </style:style>
    <style:style style:name="T8" style:family="text">
      <style:text-properties officeooo:rsid="000cc832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0cf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tab/><text:tab/><text:span text:style-name="T4">WEST BENGAL STATE UNIVERSITY</text:span></text:p>
      <text:p text:style-name="P6"/>
      <text:p text:style-name="P6"/>
      <text:p text:style-name="P6"/>
      <text:p text:style-name="P9">RESGISTRATION NO : <text:s/>1071711100060 OF 2017<text:tab/></text:p>
      <text:p text:style-name="P9">ROLL : 3201134 <text:s text:c="4"/>NO : 19162 </text:p>
      <text:p text:style-name="P10">SUBJECT : <text:s/><text:span text:style-name="T6">SQL ASSIGNMENT 1.</text:span></text:p>
      <text:p text:style-name="P11">PAPER : CMSA-VIII </text:p>
      <text:p text:style-name="P11">PART- III</text:p>
      <text:p text:style-name="P10"><text:s text:c="2"/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text:span text:style-name="T5">SCHEMA</text:span></text:p>
      <text:p text:style-name="P5"/>
      <text:p text:style-name="P3">Sailor - SID,SNAME,CITY,AGE</text:p>
      <text:p text:style-name="P3">Boat – BID,BNAME,COLOR</text:p>
      <text:p text:style-name="P3">Reserve – SID,BID,DAY</text:p>
      <text:p text:style-name="Standard"/>
      <text:p text:style-name="P2">1. Create table sailor.</text:p>
      <text:p text:style-name="Standard"/>
      <text:p text:style-name="Standard">create table Sailor(sid varchar(10)primary key,sname varchar(15) not null,city varchar(16) not null,age integer not null)</text:p>
      <text:p text:style-name="Standard"/>
      <text:p text:style-name="Standard">Table created.</text:p>
      <text:p text:style-name="Standard"/>
      <text:p text:style-name="Standard">0.16 seconds</text:p>
      <text:p text:style-name="P2">2. Create table boat.</text:p>
      <text:p text:style-name="Standard"/>
      <text:p text:style-name="Standard">create table Boat(bid varchar(10) primary key,bname varchar(15) not null, color varchar(10) not null)</text:p>
      <text:p text:style-name="Standard"/>
      <text:p text:style-name="Standard"/>
      <text:p text:style-name="Standard">Table created.</text:p>
      <text:p text:style-name="Standard"/>
      <text:p text:style-name="P2">3. Create table reserve.</text:p>
      <text:p text:style-name="Standard">create table Reserve( sid varchar(10) not null, bid varchar(10) not null ,day varchar(8) not null, primary key(sid, bid), foreign key(sid) references Sailor(sid),</text:p>
      <text:p text:style-name="Standard">foreign key(bid) references Boat(bid));</text:p>
      <text:p text:style-name="Standard"/>
      <text:p text:style-name="P2">4. Insert data into table ‘sailor’.</text:p>
      <text:p text:style-name="Standard"/>
      <text:p text:style-name="Standard">insert into Sailor <text:s/>values (1, 'Ram', 'Viskhapattnam', 23);</text:p>
      <text:p text:style-name="Standard">insert into Sailor <text:s/>values (2, 'Shyam','Belghoria', 30);</text:p>
      <text:p text:style-name="Standard">insert into Sailor <text:s/>values (3, 'Arnab','AAMTA' , 21);</text:p>
      <text:p text:style-name="Standard">insert into Sailor <text:s/>values (4, 'Subho','Dum dum' ,24);</text:p>
      <text:p text:style-name="Standard">insert into Sailor <text:s/>values (5, 'Animesh','Shyamnagar',22);</text:p>
      <text:p text:style-name="Standard">insert into sailor <text:s text:c="2"/>values (6,'Tirthajit','sodepur',23)</text:p>
      <text:p text:style-name="Standard"><text:span text:style-name="T9"/></text:p>
      <text:p text:style-name="Standard"><text:span text:style-name="T9">5. Insert data into table ‘boat’.</text:span></text:p>
      <text:p text:style-name="Standard"/>
      <text:p text:style-name="Standard">insert into Boat <text:s/>values (101, 'Interlake', 'blue');</text:p>
      <text:p text:style-name="Standard">insert into Boat <text:s/>values (102, 'Interlake', 'red');</text:p>
      <text:p text:style-name="Standard">insert into Boat <text:s/>values (103, 'Clipper', 'green');</text:p>
      <text:p text:style-name="Standard">insert into Boat <text:s/>values (104, 'Marine', 'red');</text:p>
      <text:p text:style-name="Standard"/>
      <text:p text:style-name="P2">6. Insert into table ‘reserve’.</text:p>
      <text:p text:style-name="Standard"/>
      <text:p text:style-name="Standard"><text:soft-page-break/>insert into Reserve <text:s/>values (1, 101, 'Sunday');</text:p>
      <text:p text:style-name="Standard">insert into Reserve <text:s/>values (1, 102, 'Sunday');</text:p>
      <text:p text:style-name="Standard">insert into Reserve <text:s/>values (2, 101, 'Tuesday');</text:p>
      <text:p text:style-name="Standard">insert into Reserve <text:s/>values (2, 102, 'Friday');</text:p>
      <text:p text:style-name="Standard">insert into Reserve <text:s/>values (3, 102, 'Wed');</text:p>
      <text:p text:style-name="Standard">insert into Reserve <text:s/>values (3, 101, 'Wed');</text:p>
      <text:p text:style-name="Standard">insert into Reserve <text:s/>values (4, 102, 'Monday');</text:p>
      <text:p text:style-name="Standard">insert into Reserve <text:s/>values (4, 103, 'Thusday');</text:p>
      <text:p text:style-name="Standard"/>
      <text:p text:style-name="P2">7. Find the name of all sailors.</text:p>
      <text:p text:style-name="Standard"/>
      <text:p text:style-name="Standard"/>
      <text:p text:style-name="Standard">SQL&gt; select sname from Sailor;</text:p>
      <text:p text:style-name="Standard"/>
      <text:p text:style-name="Standard">SNAME</text:p>
      <text:p text:style-name="Standard">---------------</text:p>
      <text:p text:style-name="Standard">Ram</text:p>
      <text:p text:style-name="Standard">Shyam</text:p>
      <text:p text:style-name="Standard">Arnab</text:p>
      <text:p text:style-name="Standard">Subho</text:p>
      <text:p text:style-name="Standard">Animesh</text:p>
      <text:p text:style-name="Standard">Tirthajit</text:p>
      <text:p text:style-name="Standard"/>
      <text:p text:style-name="Standard">6 rows selected.</text:p>
      <text:p text:style-name="Standard"/>
      <text:p text:style-name="Standard"/>
      <text:p text:style-name="P2">8. Find the name of the youngest sailor.</text:p>
      <text:p text:style-name="Standard">SQL&gt; select s.sname, s.age from Sailor s where s.age&lt;=all(select age from Sailor</text:p>
      <text:p text:style-name="Standard">);</text:p>
      <text:p text:style-name="Standard"/>
      <text:p text:style-name="Standard">SNAME <text:s text:c="17"/>AGE</text:p>
      <text:p text:style-name="Standard">--------------- ----------</text:p>
      <text:p text:style-name="Standard">Arnab <text:s text:c="18"/>21</text:p>
      <text:p text:style-name="Standard"/>
      <text:p text:style-name="P2">9. Find the name of the sailors who are younger than Ram.</text:p>
      <text:p text:style-name="P3"/>
      <text:p text:style-name="Standard">SQL&gt; select s.sname, s.age from Sailor s where s.age&lt;=23;</text:p>
      <text:p text:style-name="Standard"/>
      <text:p text:style-name="Standard">SNAME <text:s text:c="17"/>AGE</text:p>
      <text:p text:style-name="Standard">--------------- ----------</text:p>
      <text:p text:style-name="Standard">Ram <text:s text:c="20"/>23</text:p>
      <text:p text:style-name="Standard">Arnab <text:s text:c="18"/>21</text:p>
      <text:p text:style-name="Standard">Animesh <text:s text:c="16"/>22</text:p>
      <text:p text:style-name="Standard">Tirthajit <text:s text:c="14"/>23</text:p>
      <text:p text:style-name="Standard"/>
      <text:p text:style-name="P2">10. Find the name of the sailors who are from ‘Visakhapattnam’.</text:p>
      <text:p text:style-name="Standard"/>
      <text:p text:style-name="Standard"><text:span text:style-name="T3">SQL&gt;</text:span>Select s.sname from <text:span text:style-name="T3">S</text:span>ailosr s </text:p>
      <text:p text:style-name="Standard">where s.city=‘Visakhapattnam’;</text:p>
      <text:p text:style-name="Standard"/>
      <text:p text:style-name="P4">SNAME</text:p>
      <text:p text:style-name="P4">---------------</text:p>
      <text:p text:style-name="P4"><text:soft-page-break/>Ram</text:p>
      <text:p text:style-name="Standard"/>
      <text:p text:style-name="P1">11. Find the average age of all sailors.</text:p>
      <text:p text:style-name="Standard"/>
      <text:p text:style-name="Standard">SQL&gt; select avg(age) from Sailor;</text:p>
      <text:p text:style-name="Standard"/>
      <text:p text:style-name="Standard"><text:s text:c="2"/>AVG(AGE)</text:p>
      <text:p text:style-name="Standard">----------</text:p>
      <text:p text:style-name="Standard">23.8333333</text:p>
      <text:p text:style-name="Standard"/>
      <text:p text:style-name="Standard">12. Find the name of all boats.</text:p>
      <text:p text:style-name="Standard">SQL&gt; select bname from Boat;</text:p>
      <text:p text:style-name="Standard"/>
      <text:p text:style-name="Standard">BNAME</text:p>
      <text:p text:style-name="Standard">---------------</text:p>
      <text:p text:style-name="Standard">Interlake</text:p>
      <text:p text:style-name="Standard">Interlake</text:p>
      <text:p text:style-name="Standard">Clipper</text:p>
      <text:p text:style-name="Standard">Marine</text:p>
      <text:p text:style-name="Standard"/>
      <text:p text:style-name="P1">13. Find the name of all red color boats.</text:p>
      <text:p text:style-name="Standard"><text:tab/></text:p>
      <text:p text:style-name="Standard">SQL&gt; select b.bname from Boat b where b.color='red';</text:p>
      <text:p text:style-name="Standard"/>
      <text:p text:style-name="Standard">BNAME</text:p>
      <text:p text:style-name="Standard">---------------</text:p>
      <text:p text:style-name="Standard">Interlake</text:p>
      <text:p text:style-name="Standard">Marine</text:p>
      <text:p text:style-name="Standard"/>
      <text:p text:style-name="P1">14. Find the name of all sailors who reserve red color boats.</text:p>
      <text:p text:style-name="Standard"/>
      <text:p text:style-name="Standard">SQL&gt; select s.sname from Sailor s, Reserve r, Boat b where s.sid=r.sid and r.bi</text:p>
      <text:p text:style-name="Standard">=b.bid and b.color='red';</text:p>
      <text:p text:style-name="Standard"/>
      <text:p text:style-name="Standard">SNAME</text:p>
      <text:p text:style-name="Standard">---------------</text:p>
      <text:p text:style-name="Standard">Ram</text:p>
      <text:p text:style-name="Standard">Shyam</text:p>
      <text:p text:style-name="Standard">Arnab</text:p>
      <text:p text:style-name="Standard">Subho</text:p>
      <text:p text:style-name="Standard"/>
      <text:p text:style-name="P13"><text:span text:style-name="T1">15. Find the name of all boats reserved by Shyam.</text:span></text:p>
      <text:p text:style-name="P13"><text:span text:style-name="T1"/></text:p>
      <text:p text:style-name="P13"><text:span text:style-name="T7">SQL</text:span><text:span text:style-name="T2">&gt;</text:span>select b.bname from Sailor s , Reserve r, Boat b where s.sid=r.sid and r.bid=b.bid and s.sname= 'shyam';</text:p>
      <text:p text:style-name="P13"/>
      <text:p text:style-name="P14">BNAME</text:p>
      <text:p text:style-name="P14">-----------------</text:p>
      <text:p text:style-name="P14">Interlake</text:p>
      <text:p text:style-name="P14">Interlake</text:p>
      <text:p text:style-name="Standard"/>
      <text:p text:style-name="P1"/>
      <text:p text:style-name="P1"><text:soft-page-break/>16. Find the name of all sailors who reserved red or green boats.</text:p>
      <text:p text:style-name="P1"/>
      <text:p text:style-name="Standard">SQL&gt; select s.sname</text:p>
      <text:p text:style-name="Standard"><text:s text:c="2"/>2 <text:s/>from Sailor s, Boat b, Reserve r</text:p>
      <text:p text:style-name="Standard"><text:s text:c="2"/>3 <text:s/>where s.sid=r.sid and r.bid=b.bid</text:p>
      <text:p text:style-name="Standard"><text:s text:c="2"/>4 <text:s/>and(b.color='red' or b.color='green');</text:p>
      <text:p text:style-name="Standard"/>
      <text:p text:style-name="Standard">SNAME</text:p>
      <text:p text:style-name="Standard">---------------</text:p>
      <text:p text:style-name="Standard">Ram</text:p>
      <text:p text:style-name="Standard">Shyam</text:p>
      <text:p text:style-name="Standard">Arnab</text:p>
      <text:p text:style-name="Standard">Subho</text:p>
      <text:p text:style-name="Standard">Subho</text:p>
      <text:p text:style-name="Standard"/>
      <text:p text:style-name="P1">17. Find the name of all sailors who reserved red and green boats.</text:p>
      <text:p text:style-name="P1"/>
      <text:p text:style-name="Standard">SQL&gt; select s.sname</text:p>
      <text:p text:style-name="Standard"><text:s text:c="2"/>2 <text:s/>from Sailor s, Boat b, Reserve r</text:p>
      <text:p text:style-name="Standard"><text:s text:c="2"/>3 <text:s/>where s.sid=r.sid and r.bid=b.bid</text:p>
      <text:p text:style-name="Standard"><text:s text:c="2"/>4 <text:s/>and b.color='red'</text:p>
      <text:p text:style-name="Standard"><text:s text:c="2"/>5 <text:s/>intersect</text:p>
      <text:p text:style-name="Standard"><text:s text:c="2"/>6 <text:s/>select s.sname</text:p>
      <text:p text:style-name="Standard"><text:s text:c="2"/>7 <text:s/>from Sailor s, Boat b, Reserve r</text:p>
      <text:p text:style-name="Standard"><text:s text:c="2"/>8 <text:s/>where s.sid=r.sid and r.bid=b.bid</text:p>
      <text:p text:style-name="Standard"><text:s text:c="2"/>9 <text:s/>and b.color='green' ;</text:p>
      <text:p text:style-name="Standard"><text:s/></text:p>
      <text:p text:style-name="Standard"/>
      <text:p text:style-name="Standard">SNAME</text:p>
      <text:p text:style-name="Standard">---------------</text:p>
      <text:p text:style-name="Standard">Subho</text:p>
      <text:p text:style-name="Standard"/>
      <text:p text:style-name="P1">18. Find the name of all sailors who reserved red but not green boats.</text:p>
      <text:p text:style-name="Standard">SQL&gt; select s.sname</text:p>
      <text:p text:style-name="Standard"><text:s text:c="2"/>2 <text:s/>from Sailor s, Boat b , Reserve r</text:p>
      <text:p text:style-name="Standard"><text:s text:c="2"/>3 <text:s/>where s.sid=r.sid and r.bid=b.bid and b.color='red'</text:p>
      <text:p text:style-name="Standard"><text:s text:c="2"/>4 <text:s/>minus</text:p>
      <text:p text:style-name="Standard"><text:s text:c="2"/>5 <text:s/>select s2.sid</text:p>
      <text:p text:style-name="Standard"><text:s text:c="2"/>6 <text:s/>from Sailor s2, Boat b2, Reserve r2</text:p>
      <text:p text:style-name="Standard"><text:s text:c="2"/>7 <text:s/>where s2.sid=r2.sid and r2.bid=b2.bid and b2.color='green';</text:p>
      <text:p text:style-name="Standard"/>
      <text:p text:style-name="Standard">SNAME</text:p>
      <text:p text:style-name="Standard">---------------</text:p>
      <text:p text:style-name="Standard">Arnab</text:p>
      <text:p text:style-name="Standard">Ram</text:p>
      <text:p text:style-name="Standard">Shyam</text:p>
      <text:p text:style-name="Standard">Subho</text:p>
      <text:p text:style-name="Standard"/>
      <text:p text:style-name="P1">19. Find the name of the sailors who reserved green but not red boats</text:p>
      <text:p text:style-name="Standard">SQL&gt; select s.sname</text:p>
      <text:p text:style-name="Standard"><text:s text:c="2"/>2 <text:s/>from Sailor s, Boat b , Reserve r</text:p>
      <text:p text:style-name="Standard"><text:s text:c="2"/>3 <text:s/>where s.sid=r.sid and r.bid=b.bid and b.color='green'</text:p>
      <text:p text:style-name="Standard"><text:soft-page-break/><text:s text:c="2"/>4 <text:s/>minus</text:p>
      <text:p text:style-name="Standard"><text:s text:c="2"/>5 <text:s/>select s2.sid</text:p>
      <text:p text:style-name="Standard"><text:s text:c="2"/>6 <text:s/>from Sailor s2, Boat b2, Reserve r2</text:p>
      <text:p text:style-name="Standard"><text:s text:c="2"/>7 <text:s/>where s2.sid=r2.sid and r2.bid=b2.bid and b2.color='red';</text:p>
      <text:p text:style-name="Standard"/>
      <text:p text:style-name="Standard">SNAME</text:p>
      <text:p text:style-name="Standard">---------------</text:p>
      <text:p text:style-name="Standard">Subho.</text:p>
      <text:p text:style-name="P1">20. Find the name of the sailors who reserved maximum number of boats</text:p>
      <text:p text:style-name="Standard"/>
      <text:p text:style-name="P1">21. Find the name of sailors who reserved all boats</text:p>
      <text:p text:style-name="P15">SQL&gt;<text:span text:style-name="T8">select s</text:span>.sname </text:p>
      <text:p text:style-name="P15"><text:span text:style-name="T10"><text:s text:c="2"/>2 from</text:span> Sailors <text:span text:style-name="T8">s</text:span></text:p>
      <text:p text:style-name="P15"><text:span text:style-name="T10"><text:s text:c="2"/>3 where not exits</text:span></text:p>
      <text:p text:style-name="P15"><text:span text:style-name="T10"><text:s text:c="2"/>4 </text:span>((<text:span text:style-name="T8">select</text:span> <text:span text:style-name="T8">b</text:span>.bid <text:span text:style-name="T8">from</text:span> Boat <text:span text:style-name="T8">b</text:span>) <text:span text:style-name="T8">except</text:span></text:p>
      <text:p text:style-name="P15"><text:span text:style-name="T10"><text:s text:c="2"/>5 </text:span>(<text:span text:style-name="T8">select r</text:span>.bid <text:span text:style-name="T8">from</text:span> Reserve <text:span text:style-name="T8">r</text:span> <text:span text:style-name="T8">where r</text:span>.sid = <text:span text:style-name="T8">s</text:span>.sid)); </text:p>
      <text:p text:style-name="P15"/>
      <text:p text:style-name="P16">SNAME</text:p>
      <text:p text:style-name="P16">--------------</text:p>
      <text:p text:style-name="P16"/>
      <text:p text:style-name="P1">22. Find the name of sailors who reserved all red color boats.</text:p>
      <text:p text:style-name="Standard">SQL&gt; select s.sname</text:p>
      <text:p text:style-name="Standard"><text:s text:c="2"/>2 <text:s/>from Sailor s, Boat b , Reserve r</text:p>
      <text:p text:style-name="Standard"><text:s text:c="2"/>3 <text:s/>where s.sid=r.sid and r.bid=b.bid and b.color='red';</text:p>
      <text:p text:style-name="Standard"/>
      <text:p text:style-name="Standard">SNAME</text:p>
      <text:p text:style-name="Standard">---------------</text:p>
      <text:p text:style-name="Standard">Ram</text:p>
      <text:p text:style-name="Standard">Shyam</text:p>
      <text:p text:style-name="Standard">Arnab</text:p>
      <text:p text:style-name="Standard">Sub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6:45:29.076274776</meta:creation-date>
    <dc:date>2020-06-29T21:02:29.356172037</dc:date>
    <meta:editing-duration>PT7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178" meta:word-count="774" meta:character-count="5052" meta:non-whitespace-character-count="4209"/>
  </office:meta>
</office:document-meta>
</file>